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liot était [i]aux anges[/i]. Si depuis son intégration au cercle très fermé des... cercles, le garçon avait eu le plaisir d'accéder à une vie nouvelle et bien plus palpitante que ce que le quotidien d'un bourgeois londonien pouvait promettre, mais il ne se rappelait pas avoir été aussi excité depuis des lustres. Lorsque la nouvelle du bal était tombée, il avait eu toutes les peines du monde à contenir son émotion -d'aucuns diraient que « hurler de joie au beau milieu du Q.G [i]n'est pas[/i] contenir son émotion »- et s'était empressé de préparer ses atours les plus prestigieux pour l'événement, enrichis à cette occasion d'une paire de souliers neufs confectionnés à la main par sa nouvelle partenaire à sa demande.</text:p>
      <text:p text:style-name="Standard"/>
      <text:p text:style-name="Standard">Le blondin avait même été faire des emplettes en compagnie de cette dernière afin de lui trouver une robe pour le bal à venir. Annabeth était pour ainsi dire à son opposé sur l'échelle sociale et elle n'avait pas les moyens de s'offrir une tenue décente pour un événement de ce calibre, aussi il lui avait permis de piocher dans la réserve largement conséquente de capital de la famille Edwards pour se mettre sur son trente-et-un. Ainsi, ils s'étaient rendus faire les boutiques en bon duo soudé et complémentaire ; lui avait l'argent et -bien malgré lui- la connaissance des tendances mondaines et elle le sens du goût et la finesse qui lui manquaient. Les deux Notos s'étaient également munis d'un masque, Elliot jetant son dévolu sur un simple loup vénitien noir, avant de se séparer pour se vêtir.</text:p>
      <text:p text:style-name="Standard"/>
      <text:p text:style-name="Standard">Ils s'étaient ensuite retrouver pour se rendre à la demeure de Sir Van Maternhorn où avait lieu la réception. Une fois sur place, Anna l'abandonna à nouveau à l'entrée, se justifiant de devoir attendre « Leigh » parce qu'ils avaient des histoires à se raconter... Le fameux Leigh, qu'Elliot avait entraperçu lors de leur première (més)aventure. Le jeune homme était impatient de le rencontrer pour de bon, ce qui avait des chances de se produire ce soir. Il ressentait beaucoup de curiosité à son égard, et même s'il se refusait à l'admettre également une once de jalousie. En attendant, l'adepte de Shou avait donc fait son apparition en solo, le temps que sa duote le rejoigne après avoir réglé ses affaires. </text:p>
      <text:p text:style-name="Standard"/>
      <text:p text:style-name="Standard">Cette soirée promettait d'être mémorable. Tout était réuni pour qu'Elliot trouve son bonheur ; une foule bondée fin prête à lui servir d'audience, tous membres de ces si mystérieux cercles et qui auraient sans aucun doute des histoires croustillantes à lui raconter à leurs sujets, rassasiant autant que faire se peut son insatiable curiosité. Il y aurait également Anna, qui bien que leur relation semblait pour l'instant balancer entre deux extrêmes opposés s'était jusqu'à présent avérée être une complice de plaisanteries et de mauvais tours de fort bonne facture à son agréable surprise, de la musique, des danses... En bref, tous les éléments étaient présents pour qu'il brille ce soir. Tout ce qu'Elliot avait à faire c'était de...</text:p>
      <text:p text:style-name="Standard"/>
      <text:p text:style-name="Standard">-Oh, le buffet est déjà serv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19T13:53:14.62</meta:creation-date>
    <dc:date>2020-10-19T15:40:17.51</dc:date>
    <meta:editing-duration>PT1H45M42S</meta:editing-duration>
    <meta:editing-cycles>162</meta:editing-cycles>
    <meta:generator>OpenOffice/4.1.7$Win32 OpenOffice.org_project/417m1$Build-9800</meta:generator>
    <meta:document-statistic meta:table-count="0" meta:image-count="0" meta:object-count="0" meta:page-count="1" meta:paragraph-count="5" meta:word-count="506" meta:character-count="3006"/>
  </office:meta>
</office:document-meta>
</file>